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officeooo:rsid="0000f8e0" officeooo:paragraph-rsid="0000f8e0"/>
    </style:style>
    <style:style style:name="P4" style:family="paragraph" style:parent-style-name="Standard">
      <style:text-properties officeooo:rsid="0000f8e0" officeooo:paragraph-rsid="00038e98"/>
    </style:style>
    <style:style style:name="P5" style:family="paragraph" style:parent-style-name="Standard">
      <style:text-properties officeooo:rsid="0000f8e0" officeooo:paragraph-rsid="00133517"/>
    </style:style>
    <style:style style:name="P6" style:family="paragraph" style:parent-style-name="Standard">
      <style:text-properties officeooo:rsid="0001a59f" officeooo:paragraph-rsid="0001a59f"/>
    </style:style>
    <style:style style:name="P7" style:family="paragraph" style:parent-style-name="Standard">
      <style:text-properties officeooo:rsid="0001a59f" officeooo:paragraph-rsid="00038e98"/>
    </style:style>
    <style:style style:name="P8" style:family="paragraph" style:parent-style-name="Standard">
      <style:text-properties officeooo:rsid="0001a59f" officeooo:paragraph-rsid="00133517"/>
    </style:style>
    <style:style style:name="P9" style:family="paragraph" style:parent-style-name="Standard">
      <style:text-properties officeooo:rsid="0001a59f" officeooo:paragraph-rsid="00168f97"/>
    </style:style>
    <style:style style:name="P10" style:family="paragraph" style:parent-style-name="Standard">
      <style:text-properties officeooo:rsid="0001a59f" officeooo:paragraph-rsid="001ab56a"/>
    </style:style>
    <style:style style:name="P11" style:family="paragraph" style:parent-style-name="Standard">
      <style:text-properties officeooo:rsid="0001a59f" officeooo:paragraph-rsid="001d670f"/>
    </style:style>
    <style:style style:name="P12" style:family="paragraph" style:parent-style-name="Standard">
      <style:text-properties officeooo:rsid="00038e98" officeooo:paragraph-rsid="00038e98"/>
    </style:style>
    <style:style style:name="P13" style:family="paragraph" style:parent-style-name="Standard">
      <style:text-properties officeooo:rsid="00038e98" officeooo:paragraph-rsid="00133517"/>
    </style:style>
    <style:style style:name="P14" style:family="paragraph" style:parent-style-name="Standard">
      <style:text-properties officeooo:rsid="000491d6" officeooo:paragraph-rsid="000491d6"/>
    </style:style>
    <style:style style:name="P15" style:family="paragraph" style:parent-style-name="Standard">
      <style:text-properties officeooo:rsid="000491d6" officeooo:paragraph-rsid="00133517"/>
    </style:style>
    <style:style style:name="P16" style:family="paragraph" style:parent-style-name="Standard">
      <style:text-properties officeooo:rsid="000528df" officeooo:paragraph-rsid="000528df"/>
    </style:style>
    <style:style style:name="P17" style:family="paragraph" style:parent-style-name="Standard">
      <style:text-properties officeooo:rsid="0005ae6b" officeooo:paragraph-rsid="0005ae6b"/>
    </style:style>
    <style:style style:name="P18" style:family="paragraph" style:parent-style-name="Standard">
      <style:text-properties officeooo:rsid="00065772" officeooo:paragraph-rsid="00065772"/>
    </style:style>
    <style:style style:name="P19" style:family="paragraph" style:parent-style-name="Standard">
      <style:text-properties fo:font-style="italic" officeooo:rsid="0000ecf8" officeooo:paragraph-rsid="0008b9ec" style:font-style-asian="italic" style:font-style-complex="italic"/>
    </style:style>
    <style:style style:name="P20" style:family="paragraph" style:parent-style-name="Standard">
      <style:text-properties fo:font-size="10pt" officeooo:rsid="00065772" officeooo:paragraph-rsid="00065772" style:font-size-asian="8.75pt" style:font-size-complex="10pt"/>
    </style:style>
    <style:style style:name="P21" style:family="paragraph" style:parent-style-name="Standard">
      <style:text-properties officeooo:rsid="00133517" officeooo:paragraph-rsid="00133517"/>
    </style:style>
    <style:style style:name="P22" style:family="paragraph" style:parent-style-name="Standard">
      <style:text-properties officeooo:rsid="0014a619" officeooo:paragraph-rsid="0014a619"/>
    </style:style>
    <style:style style:name="P23" style:family="paragraph" style:parent-style-name="Standard">
      <style:text-properties fo:font-weight="bold" officeooo:rsid="0001a59f" officeooo:paragraph-rsid="00186363" style:font-weight-asian="bold" style:font-weight-complex="bold"/>
    </style:style>
    <style:style style:name="P24" style:family="paragraph" style:parent-style-name="Standard">
      <style:text-properties fo:font-weight="bold" officeooo:rsid="0001a59f" officeooo:paragraph-rsid="0001a59f" style:font-weight-asian="bold" style:font-weight-complex="bold"/>
    </style:style>
    <style:style style:name="P25" style:family="paragraph" style:parent-style-name="Standard">
      <style:text-properties fo:font-weight="bold" officeooo:rsid="00133517" officeooo:paragraph-rsid="0001a59f" style:font-weight-asian="bold" style:font-weight-complex="bold"/>
    </style:style>
    <style:style style:name="P26" style:family="paragraph" style:parent-style-name="Standard">
      <style:text-properties fo:font-weight="bold" officeooo:rsid="00133517" officeooo:paragraph-rsid="00168f97" style:font-weight-asian="bold" style:font-weight-complex="bold"/>
    </style:style>
    <style:style style:name="P27" style:family="paragraph" style:parent-style-name="Standard">
      <style:text-properties fo:font-weight="bold" officeooo:rsid="001080cd" officeooo:paragraph-rsid="00133517" style:font-weight-asian="bold" style:font-weight-complex="bold"/>
    </style:style>
    <style:style style:name="P28" style:family="paragraph" style:parent-style-name="Standard">
      <style:text-properties fo:font-weight="bold" officeooo:rsid="001d670f" officeooo:paragraph-rsid="001d670f" style:font-weight-asian="bold" style:font-weight-complex="bold"/>
    </style:style>
    <style:style style:name="P29" style:family="paragraph" style:parent-style-name="Standard">
      <style:text-properties officeooo:rsid="0019e70f" officeooo:paragraph-rsid="0019e70f"/>
    </style:style>
    <style:style style:name="P30" style:family="paragraph" style:parent-style-name="Standard">
      <style:text-properties fo:font-weight="normal" officeooo:rsid="0001a59f" officeooo:paragraph-rsid="0001a59f" style:font-weight-asian="normal" style:font-weight-complex="normal"/>
    </style:style>
    <style:style style:name="P31" style:family="paragraph" style:parent-style-name="Heading_20_3">
      <style:paragraph-properties fo:break-before="page"/>
    </style:style>
    <style:style style:name="P32" style:family="paragraph" style:parent-style-name="Standard">
      <style:text-properties officeooo:rsid="000491d6" officeooo:paragraph-rsid="00133517"/>
    </style:style>
    <style:style style:name="P33" style:family="paragraph" style:parent-style-name="Standard">
      <style:text-properties officeooo:rsid="000491d6" officeooo:paragraph-rsid="000491d6"/>
    </style:style>
    <style:style style:name="P34" style:family="paragraph" style:parent-style-name="Standard">
      <style:text-properties officeooo:rsid="0001a59f" officeooo:paragraph-rsid="0001a59f"/>
    </style:style>
    <style:style style:name="P35" style:family="paragraph" style:parent-style-name="Standard">
      <style:text-properties officeooo:rsid="0001a59f" officeooo:paragraph-rsid="00038e98"/>
    </style:style>
    <style:style style:name="P36" style:family="paragraph" style:parent-style-name="Standard">
      <style:text-properties officeooo:rsid="0001a59f" officeooo:paragraph-rsid="00186363"/>
    </style:style>
    <style:style style:name="P37" style:family="paragraph" style:parent-style-name="Standard">
      <style:text-properties officeooo:rsid="0001a59f" officeooo:paragraph-rsid="00294077"/>
    </style:style>
    <style:style style:name="P38" style:family="paragraph" style:parent-style-name="Standard">
      <style:text-properties officeooo:rsid="0001a59f" officeooo:paragraph-rsid="002c8382"/>
    </style:style>
    <style:style style:name="P39" style:family="paragraph" style:parent-style-name="Standard">
      <style:text-properties officeooo:rsid="0001a59f" officeooo:paragraph-rsid="00306de3"/>
    </style:style>
    <style:style style:name="P40" style:family="paragraph" style:parent-style-name="Standard">
      <style:text-properties fo:font-weight="normal" officeooo:rsid="0001a59f" officeooo:paragraph-rsid="0001a59f" style:font-weight-asian="normal" style:font-weight-complex="normal"/>
    </style:style>
    <style:style style:name="P41" style:family="paragraph" style:parent-style-name="Standard">
      <style:text-properties officeooo:rsid="00099220" officeooo:paragraph-rsid="00099220"/>
    </style:style>
    <style:style style:name="P42" style:family="paragraph" style:parent-style-name="Standard">
      <style:text-properties officeooo:rsid="000528df" officeooo:paragraph-rsid="000528df"/>
    </style:style>
    <style:style style:name="P43" style:family="paragraph" style:parent-style-name="Standard">
      <style:paragraph-properties fo:break-before="page"/>
      <style:text-properties officeooo:rsid="000528df" officeooo:paragraph-rsid="000528df"/>
    </style:style>
    <style:style style:name="P44" style:family="paragraph" style:parent-style-name="Standard">
      <style:text-properties officeooo:rsid="0027c5c4" officeooo:paragraph-rsid="0027c5c4"/>
    </style:style>
    <style:style style:name="P45" style:family="paragraph" style:parent-style-name="Standard">
      <style:text-properties fo:font-weight="bold" officeooo:rsid="0001a59f" officeooo:paragraph-rsid="00294077" style:font-weight-asian="bold" style:font-weight-complex="bold"/>
    </style:style>
    <style:style style:name="P46" style:family="paragraph" style:parent-style-name="Standard">
      <style:text-properties fo:font-weight="bold" officeooo:rsid="0001a59f" officeooo:paragraph-rsid="002accb2" style:font-weight-asian="bold" style:font-weight-complex="bold"/>
    </style:style>
    <style:style style:name="P47" style:family="paragraph" style:parent-style-name="Standard">
      <style:paragraph-properties fo:break-before="page"/>
      <style:text-properties officeooo:rsid="00306de3" officeooo:paragraph-rsid="00306de3"/>
    </style:style>
    <style:style style:name="P48" style:family="paragraph" style:parent-style-name="Standard">
      <style:text-properties officeooo:rsid="00306de3" officeooo:paragraph-rsid="00306de3"/>
    </style:style>
    <style:style style:name="P49" style:family="paragraph" style:parent-style-name="Standard">
      <style:text-properties style:font-name="Courier New" fo:font-size="8pt" style:font-size-asian="8pt" style:font-size-complex="8pt"/>
    </style:style>
    <style:style style:name="P50" style:family="paragraph" style:parent-style-name="Standard">
      <style:text-properties style:font-name="Courier New" fo:font-size="8pt" officeooo:rsid="0030b30a" officeooo:paragraph-rsid="0030b30a" style:font-size-asian="8pt" style:font-size-complex="8pt"/>
    </style:style>
    <style:style style:name="P51" style:family="paragraph" style:parent-style-name="Standard">
      <style:text-properties style:font-name="Courier New" fo:font-size="8pt" officeooo:paragraph-rsid="00306de3" style:font-size-asian="8pt" style:font-size-complex="8pt"/>
    </style:style>
    <style:style style:name="P52" style:family="paragraph" style:parent-style-name="Standard">
      <style:text-properties officeooo:rsid="0030b30a" officeooo:paragraph-rsid="0030b30a"/>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style:style style:name="T9" style:family="text">
      <style:text-properties officeooo:rsid="0008b9ec"/>
    </style:style>
    <style:style style:name="T10" style:family="text">
      <style:text-properties officeooo:rsid="00099220"/>
    </style:style>
    <style:style style:name="T11" style:family="text">
      <style:text-properties officeooo:rsid="0009af85"/>
    </style:style>
    <style:style style:name="T12" style:family="text">
      <style:text-properties officeooo:rsid="000b52cc"/>
    </style:style>
    <style:style style:name="T13" style:family="text">
      <style:text-properties officeooo:rsid="000dce13"/>
    </style:style>
    <style:style style:name="T14" style:family="text">
      <style:text-properties officeooo:rsid="00107466"/>
    </style:style>
    <style:style style:name="T15" style:family="text">
      <style:text-properties officeooo:rsid="001080cd"/>
    </style:style>
    <style:style style:name="T16" style:family="text">
      <style:text-properties fo:font-weight="bold" style:font-weight-asian="bold" style:font-weight-complex="bold"/>
    </style:style>
    <style:style style:name="T17" style:family="text">
      <style:text-properties fo:font-weight="bold" officeooo:rsid="000b52cc" style:font-weight-asian="bold" style:font-weight-complex="bold"/>
    </style:style>
    <style:style style:name="T18" style:family="text">
      <style:text-properties fo:font-weight="bold" officeooo:rsid="0008b9ec" style:font-weight-asian="bold" style:font-weight-complex="bold"/>
    </style:style>
    <style:style style:name="T19" style:family="text">
      <style:text-properties fo:font-weight="bold" officeooo:rsid="00099220" style:font-weight-asian="bold" style:font-weight-complex="bold"/>
    </style:style>
    <style:style style:name="T20" style:family="text">
      <style:text-properties fo:font-weight="bold" officeooo:rsid="001080cd" style:font-weight-asian="bold" style:font-weight-complex="bold"/>
    </style:style>
    <style:style style:name="T21" style:family="text">
      <style:text-properties fo:font-weight="bold" officeooo:rsid="00133517" style:font-weight-asian="bold" style:font-weight-complex="bold"/>
    </style:style>
    <style:style style:name="T22" style:family="text">
      <style:text-properties fo:font-weight="bold" officeooo:rsid="00168f97" style:font-weight-asian="bold" style:font-weight-complex="bold"/>
    </style:style>
    <style:style style:name="T23" style:family="text">
      <style:text-properties fo:font-weight="bold" officeooo:rsid="00186363" style:font-weight-asian="bold" style:font-weight-complex="bold"/>
    </style:style>
    <style:style style:name="T24" style:family="text">
      <style:text-properties fo:font-weight="bold" officeooo:rsid="001d670f" style:font-weight-asian="bold" style:font-weight-complex="bold"/>
    </style:style>
    <style:style style:name="T25" style:family="text">
      <style:text-properties fo:font-weight="bold" officeooo:rsid="00268c08" style:font-weight-asian="bold" style:font-weight-complex="bold"/>
    </style:style>
    <style:style style:name="T26" style:family="text">
      <style:text-properties fo:font-weight="bold" officeooo:rsid="00107466" style:font-weight-asian="bold" style:font-weight-complex="bold"/>
    </style:style>
    <style:style style:name="T27" style:family="text">
      <style:text-properties fo:font-weight="bold" officeooo:rsid="00220f0a" style:font-weight-asian="bold" style:font-weight-complex="bold"/>
    </style:style>
    <style:style style:name="T28" style:family="text">
      <style:text-properties fo:font-weight="bold" officeooo:rsid="0001a59f" style:font-weight-asian="bold" style:font-weight-complex="bold"/>
    </style:style>
    <style:style style:name="T29" style:family="text">
      <style:text-properties fo:font-weight="bold" officeooo:rsid="001b07c6" style:font-weight-asian="bold" style:font-weight-complex="bold"/>
    </style:style>
    <style:style style:name="T30" style:family="text">
      <style:text-properties officeooo:rsid="00133517"/>
    </style:style>
    <style:style style:name="T31" style:family="text">
      <style:text-properties officeooo:rsid="0014a619"/>
    </style:style>
    <style:style style:name="T32" style:family="text">
      <style:text-properties officeooo:rsid="0015f611"/>
    </style:style>
    <style:style style:name="T33" style:family="text">
      <style:text-properties officeooo:rsid="00168f97"/>
    </style:style>
    <style:style style:name="T34" style:family="text">
      <style:text-properties fo:font-weight="normal" officeooo:rsid="00133517" style:font-weight-asian="normal" style:font-weight-complex="normal"/>
    </style:style>
    <style:style style:name="T35" style:family="text">
      <style:text-properties fo:font-weight="normal" officeooo:rsid="00168f97" style:font-weight-asian="normal" style:font-weight-complex="normal"/>
    </style:style>
    <style:style style:name="T36" style:family="text">
      <style:text-properties fo:font-weight="normal" officeooo:rsid="00038e98" style:font-weight-asian="normal" style:font-weight-complex="normal"/>
    </style:style>
    <style:style style:name="T37" style:family="text">
      <style:text-properties fo:font-weight="normal" officeooo:rsid="00268c08" style:font-weight-asian="normal" style:font-weight-complex="normal"/>
    </style:style>
    <style:style style:name="T38" style:family="text">
      <style:text-properties fo:font-weight="normal" officeooo:rsid="001c2e8d" style:font-weight-asian="normal" style:font-weight-complex="normal"/>
    </style:style>
    <style:style style:name="T39" style:family="text">
      <style:text-properties fo:font-weight="normal" officeooo:rsid="00294077" style:font-weight-asian="normal" style:font-weight-complex="normal"/>
    </style:style>
    <style:style style:name="T40" style:family="text">
      <style:text-properties officeooo:rsid="00186363"/>
    </style:style>
    <style:style style:name="T41" style:family="text">
      <style:text-properties officeooo:rsid="0019e70f"/>
    </style:style>
    <style:style style:name="T42" style:family="text">
      <style:text-properties officeooo:rsid="001ab56a"/>
    </style:style>
    <style:style style:name="T43" style:family="text">
      <style:text-properties officeooo:rsid="001d670f"/>
    </style:style>
    <style:style style:name="T44" style:family="text">
      <style:text-properties officeooo:rsid="001fb9f2"/>
    </style:style>
    <style:style style:name="T45" style:family="text">
      <style:text-properties officeooo:rsid="001ff043"/>
    </style:style>
    <style:style style:name="T46" style:family="text">
      <style:text-properties officeooo:rsid="00202eb1"/>
    </style:style>
    <style:style style:name="T47" style:family="text">
      <style:text-properties officeooo:rsid="00219a5f"/>
    </style:style>
    <style:style style:name="T48" style:family="text">
      <style:text-properties officeooo:rsid="00220f0a"/>
    </style:style>
    <style:style style:name="T49" style:family="text">
      <style:text-properties officeooo:rsid="00233274"/>
    </style:style>
    <style:style style:name="T50" style:family="text">
      <style:text-properties officeooo:rsid="00268c08"/>
    </style:style>
    <style:style style:name="T51" style:family="text">
      <style:text-properties officeooo:rsid="0028729d"/>
    </style:style>
    <style:style style:name="T52" style:family="text">
      <style:text-properties officeooo:rsid="0001a59f"/>
    </style:style>
    <style:style style:name="T53" style:family="text">
      <style:text-properties officeooo:rsid="00306de3"/>
    </style:style>
    <style:style style:name="T54" style:family="text">
      <style:text-properties officeooo:rsid="0030b3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span text:style-name="T45">202</text:span><text:span text:style-name="T48">3</text:span></text:p>
      <text:p text:style-name="P1"/>
      <text:p text:style-name="P19">In this paper <text:span text:style-name="T3">we</text:span> present <text:span text:style-name="T11">open and closed</text:span><text:span text:style-name="T10"> </text:span>calculu<text:span text:style-name="T9">s</text:span>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5">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text:p>
      <text:p text:style-name="P5"/>
      <text:p text:style-name="P5"><text:span text:style-name="T5">W</text:span><text:span text:style-name="T4">e found a calculus by the following grammar,</text:span></text:p>
      <text:p text:style-name="P5"><text:span text:style-name="T10">c</text:span><text:span text:style-name="T6">all</text:span><text:span text:style-name="T10">ed</text:span><text:span text:style-name="T6"> “Joker Calculus” </text:span><text:span text:style-name="T9">(JC)</text:span><text:span text:style-name="T6"> </text:span><text:span text:style-name="T10">with</text:span><text:span text:style-name="T9"> variants “</text:span><text:span text:style-name="T11">Open</text:span><text:span text:style-name="T9">” </text:span><text:span text:style-name="T10">(</text:span><text:span text:style-name="T11">O</text:span><text:span text:style-name="T10">JC)</text:span><text:span text:style-name="T9"> and “</text:span><text:span text:style-name="T11">Closed</text:span><text:span text:style-name="T9">” </text:span><text:span text:style-name="T10">(</text:span><text:span text:style-name="T11">C</text:span><text:span text:style-name="T10">JC)</text:span><text:span text:style-name="T4">:</text:span></text:p>
      <text:p text:style-name="P3"/>
      <text:p text:style-name="P3"><text:tab/>expr ::= 0 | 1 | !expr <text:span text:style-name="T48">| id(expr)</text:span> | ?expr | (expr expr) | (expr, expr)</text:p>
      <text:p text:style-name="P3"/>
      <text:p text:style-name="P8"><text:tab/><text:span text:style-name="T5">0 = Seshatic/Seshatism</text:span></text:p>
      <text:p text:style-name="P15"><text:tab/>1 = Platonic/Platonism</text:p>
      <text:p text:style-name="P15"><text:tab/>? = Joker</text:p>
      <text:p text:style-name="P15"><text:tab/><text:span text:style-name="T48">id = </text:span><text:span text:style-name="T49">terminal evaluation of</text:span><text:span text:style-name="T48"> sub-expression </text:span><text:span text:style-name="T49">(preserves inner expression)</text:span></text:p>
      <text:p text:style-name="P6"/>
      <text:p text:style-name="P22">In Closed Joker Calculus, higher dualities are involutions.</text:p>
      <text:p text:style-name="P22">In Open Joker Calculus, higher dualities are adjoints.</text:p>
      <text:p text:style-name="P22"/>
      <text:p text:style-name="P22">The basic principle is that languages can have a depth level and surface level:</text:p>
      <text:p text:style-name="P22"/>
      <text:p text:style-name="P22"><text:tab/>(&lt;depth level&gt;, &lt;surface level&gt;)</text:p>
      <text:p text:style-name="P6"/>
      <text:p text:style-name="P22">The Joker construction is a shorthand for when the surface level is the dual of the depth level:</text:p>
      <text:p text:style-name="P22"/>
      <text:p text:style-name="P22"><text:tab/>?x<text:tab/><text:tab/>&lt;=&gt;<text:tab/><text:tab/>(x, !x)</text:p>
      <text:p text:style-name="P6"/>
      <text:p text:style-name="P22">A sequence construction <text:span text:style-name="T53">`x y`</text:span> provides the ability to create<text:span text:style-name="T32"> </text:span>variant<text:span text:style-name="T32">s </text:span><text:span text:style-name="T41">with the </text:span><text:span text:style-name="T42">following</text:span><text:span text:style-name="T41"> property</text:span><text:span text:style-name="T32">:</text:span></text:p>
      <text:p text:style-name="P6"/>
      <text:p text:style-name="P10"><text:tab/><text:span text:style-name="T31">(x y, x z)<text:tab/></text:span><text:span text:style-name="T42">=&gt;<text:tab/></text:span><text:span text:style-name="T31">x (y, z)<text:tab/></text:span></text:p>
      <text:p text:style-name="P6"/>
      <text:p text:style-name="P29">This <text:span text:style-name="T42">property </text:span>assumes `x` <text:span text:style-name="T42">only has one level.</text:span></text:p>
      <text:p text:style-name="P6"/>
      <text:p text:style-name="P21">The next page describes normalization rules.</text:p>
      <text:p text:style-name="P21"/>
      <text:p text:style-name="P47">Evaluation consists of 3 parts: eval_without_desequence, desequence, eval.</text:p>
      <text:p text:style-name="P48"/>
      <text:p text:style-name="P39"><text:span text:style-name="T30">T</text:span>he following normalization rules <text:span text:style-name="T30">are </text:span><text:span text:style-name="T53">used by</text:span><text:span text:style-name="T7"> </text:span><text:span text:style-name="T4">`eval_</text:span><text:span text:style-name="T53">without_desequence</text:span><text:span text:style-name="T4">` </text:span><text:span text:style-name="T9">(</text:span><text:span text:style-name="T15">CJC marked in </text:span><text:span text:style-name="T20">bold</text:span><text:span text:style-name="T9">)</text:span>:</text:p>
      <text:p text:style-name="P6"/>
      <text:p text:style-name="P6"><text:tab/>0<text:tab/><text:tab/>=&gt;<text:tab/>0</text:p>
      <text:p text:style-name="P6"><text:tab/>1<text:tab/><text:tab/>=&gt;<text:tab/>1</text:p>
      <text:p text:style-name="P6"/>
      <text:p text:style-name="P6"><text:tab/><text:span text:style-name="T48">id(x)<text:tab/><text:tab/>=&gt;<text:tab/>id(x)</text:span></text:p>
      <text:p text:style-name="P6"/>
      <text:p text:style-name="P6"><text:tab/>!0’<text:tab/><text:tab/>=&gt;<text:tab/>1</text:p>
      <text:p text:style-name="P6"><text:tab/>!1’<text:tab/><text:tab/>=&gt;<text:tab/>0</text:p>
      <text:p text:style-name="P6"><text:tab/><text:span text:style-name="T16">!</text:span><text:span text:style-name="T26">(</text:span><text:span text:style-name="T16">!x</text:span><text:span text:style-name="T26">)’</text:span><text:span text:style-name="T16"><text:tab/><text:tab/>=&gt;<text:tab/></text:span><text:span text:style-name="T27">x<text:tab/><text:tab/><text:tab/><text:tab/><text:tab/><text:tab/><text:tab/><text:tab/></text:span><text:span text:style-name="T25">Closed JC</text:span></text:p>
      <text:p text:style-name="P30"><text:span text:style-name="T50"><text:tab/>!(!x)’<text:tab/><text:tab/>=&gt;<text:tab/>!!x</text:span></text:p>
      <text:p text:style-name="P6"><text:tab/>!<text:span text:style-name="T14">(</text:span>?x<text:span text:style-name="T14">)’</text:span><text:tab/><text:tab/>=&gt;<text:tab/>?<text:span text:style-name="T4">eval(</text:span>!x<text:span text:style-name="T4">)</text:span></text:p>
      <text:p text:style-name="P6"><text:tab/>!(x y)’<text:tab/><text:tab/>=&gt;<text:tab/><text:span text:style-name="T4">eval((</text:span>!x ?y<text:span text:style-name="T4">))</text:span></text:p>
      <text:p text:style-name="P7"><text:tab/>!(x, y)’<text:tab/><text:tab/>=&gt;<text:tab/><text:span text:style-name="T4">eval(</text:span>(!x, !y)<text:span text:style-name="T4">)</text:span></text:p>
      <text:p text:style-name="P7"><text:tab/>!<text:span text:style-name="T48">id(x)’<text:tab/><text:tab/>=&gt;<text:tab/>!id(x)</text:span></text:p>
      <text:p text:style-name="P7"/>
      <text:p text:style-name="P7"><text:tab/><text:span text:style-name="T16">?</text:span><text:span text:style-name="T17">(</text:span><text:span text:style-name="T16">?</text:span><text:span text:style-name="T18">x</text:span><text:span text:style-name="T17">)’</text:span><text:span text:style-name="T18"><text:tab/><text:tab/>=&gt;<text:tab/>x<text:tab/><text:tab/><text:tab/><text:tab/><text:tab/><text:tab/><text:tab/><text:tab/></text:span><text:span text:style-name="T19">Closed JC</text:span></text:p>
      <text:p text:style-name="P11"><text:tab/><text:span text:style-name="T16">?</text:span><text:span text:style-name="T24">(x, ?y)’<text:tab/>=&gt;<text:tab/>eval((?x, y))<text:tab/><text:tab/><text:tab/><text:tab/><text:tab/><text:tab/><text:tab/>Closed JC</text:span></text:p>
      <text:p text:style-name="P28"><text:tab/>?(?x, y)’<text:tab/>=&gt;<text:tab/>eval((x, ?y))<text:tab/><text:tab/><text:tab/><text:tab/><text:tab/><text:tab/><text:tab/>Closed JC</text:p>
      <text:p text:style-name="P11"><text:tab/>?<text:span text:style-name="T43">(x, y)’<text:tab/><text:tab/>=&gt;<text:tab/>?(x, y)</text:span></text:p>
      <text:p text:style-name="P11"><text:tab/>?x’<text:tab/><text:tab/>=&gt;<text:tab/>?<text:span text:style-name="T13">x</text:span></text:p>
      <text:p text:style-name="P24"/>
      <text:p text:style-name="P30"><text:tab/><text:span text:style-name="T44">((?x)’, (?!</text:span><text:span text:style-name="T46">x</text:span><text:span text:style-name="T44">)’)<text:tab/>=&gt;<text:tab/>eval(?(x, !</text:span><text:span text:style-name="T46">x</text:span><text:span text:style-name="T44">))</text:span></text:p>
      <text:p text:style-name="P6"><text:tab/><text:span text:style-name="T21">((0 x)’, 0’)<text:tab/>=&gt;<text:tab/>eval(0 (x, ?1))<text:tab/><text:tab/><text:tab/><text:tab/><text:tab/><text:tab/><text:tab/>Closed JC</text:span></text:p>
      <text:p text:style-name="P25"><text:tab/>(0’, (0 x)’)<text:tab/>=&gt;<text:tab/>eval(0 (?1, x))<text:tab/><text:tab/><text:tab/><text:tab/><text:tab/><text:tab/><text:tab/>Closed JC</text:p>
      <text:p text:style-name="P25"><text:tab/>((1 x)’, 1’)<text:tab/>=&gt;<text:tab/>eval(1 (x, ?0))<text:tab/><text:tab/><text:tab/><text:tab/><text:tab/><text:tab/><text:tab/>Closed JC</text:p>
      <text:p text:style-name="P26"><text:tab/>(1, (1 x)’)<text:tab/>=&gt;<text:tab/>eval(1 (?0, x))<text:tab/><text:tab/><text:tab/><text:tab/><text:tab/><text:tab/><text:tab/>Closed JC</text:p>
      <text:p text:style-name="P9"><text:span text:style-name="T21"><text:tab/></text:span><text:span text:style-name="T30">((x y)’, (x z)’)<text:tab/>=&gt;<text:tab/>eval(x (y, z))</text:span></text:p>
      <text:p text:style-name="P38"><text:tab/><text:span text:style-name="T34">(x’, x’)<text:tab/><text:tab/>=&gt;<text:tab/>x</text:span></text:p>
      <text:p text:style-name="P38"><text:tab/><text:span text:style-name="T48">(</text:span><text:span text:style-name="T49">(!y)’, y’)<text:tab/>=&gt;<text:tab/>eval(?!y)</text:span></text:p>
      <text:p text:style-name="P38"><text:tab/>(x’, <text:span text:style-name="T12">(</text:span>!x<text:span text:style-name="T12">)</text:span>’)<text:tab/>=&gt;<text:tab/><text:span text:style-name="T13">eval(</text:span>?x<text:span text:style-name="T13">)</text:span></text:p>
      <text:p text:style-name="P6"><text:tab/><text:span text:style-name="T4">(x’, y’)<text:tab/><text:tab/>=&gt;<text:tab/>(x, y)</text:span></text:p>
      <text:p text:style-name="P6"/>
      <text:p text:style-name="Standard"><text:span text:style-name="T52"><text:tab/></text:span><text:span text:style-name="T37">x’ x’<text:tab/><text:tab/>=&gt;<text:tab/>x</text:span></text:p>
      <text:p text:style-name="Standard"><text:tab/>x' (y z)'<text:tab/>=&gt;<text:tab/>(x y) z</text:p>
      <text:p text:style-name="Standard"><text:tab/>(x y)' z’ <text:tab/>if eval(y z) == 0<text:tab/>=&gt;<text:tab/>(x 0)</text:p>
      <text:p text:style-name="Standard"><text:tab/>(x y)' z'<text:tab/>if eval(y z) == 1<text:tab/>=&gt;<text:tab/>(x 1)</text:p>
      <text:p text:style-name="P46"><text:tab/><text:span text:style-name="T38">0’ (</text:span><text:span text:style-name="T39">x</text:span><text:span text:style-name="T38"> </text:span><text:span text:style-name="T39">y</text:span><text:span text:style-name="T38">)’<text:tab/>=&gt;<text:tab/></text:span><text:span text:style-name="T39">eval((</text:span><text:span text:style-name="T38">0 x</text:span><text:span text:style-name="T39">) y)</text:span><text:line-break/><text:tab/><text:span text:style-name="T38">1’ </text:span><text:span text:style-name="T39">(x y</text:span><text:span text:style-name="T38">)’<text:tab/>=&gt;<text:tab/></text:span><text:span text:style-name="T39">eval((1 x) y)</text:span></text:p>
      <text:p text:style-name="P45"><text:tab/><text:span text:style-name="T15">0’ (?1)’<text:tab/>=&gt;<text:tab/>0<text:tab/><text:tab/><text:tab/><text:tab/><text:tab/><text:tab/><text:tab/><text:tab/>Closed JC</text:span></text:p>
      <text:p text:style-name="P37"><text:tab/><text:span text:style-name="T23">0’ </text:span><text:span text:style-name="T22">(?0, 0)’<text:tab/>=&gt;<text:tab/>0<text:tab/><text:tab/><text:tab/><text:tab/><text:tab/><text:tab/><text:tab/><text:tab/>Closed JC</text:span></text:p>
      <text:p text:style-name="P37"><text:span text:style-name="T16"><text:tab/></text:span><text:span text:style-name="T23">0’ </text:span><text:span text:style-name="T22">(0, ?0)’<text:tab/>=&gt;<text:tab/>0 </text:span><text:span text:style-name="T29">1</text:span><text:span text:style-name="T22"><text:tab/><text:tab/><text:tab/><text:tab/><text:tab/><text:tab/><text:tab/><text:tab/>Closed JC</text:span></text:p>
      <text:p text:style-name="P37"><text:span text:style-name="T35"><text:tab/></text:span><text:span text:style-name="T36">0’ x’<text:tab/><text:tab/>=&gt;<text:tab/>0 x</text:span></text:p>
      <text:p text:style-name="P27"><text:tab/>1’ (?0)’<text:tab/>=&gt;<text:tab/>1<text:tab/><text:tab/><text:tab/><text:tab/><text:tab/><text:tab/><text:tab/><text:tab/>Closed JC</text:p>
      <text:p text:style-name="P23"><text:tab/><text:span text:style-name="T40">1’ </text:span><text:span text:style-name="T33">(?1, 1)’<text:tab/>=&gt;<text:tab/>1<text:tab/><text:tab/><text:tab/><text:tab/><text:tab/><text:tab/><text:tab/><text:tab/>Closed JC</text:span></text:p>
      <text:p text:style-name="P36"><text:span text:style-name="T20"><text:tab/></text:span><text:span text:style-name="T23">1’ </text:span><text:span text:style-name="T22">(1, ?1)’<text:tab/>=&gt;<text:tab/>1 </text:span><text:span text:style-name="T29">0</text:span><text:span text:style-name="T22"><text:tab/><text:tab/><text:tab/><text:tab/><text:tab/><text:tab/><text:tab/><text:tab/>Closed JC</text:span></text:p>
      <text:p text:style-name="P13"><text:tab/>1’ x’<text:tab/><text:tab/>=&gt;<text:tab/>1 x</text:p>
      <text:p text:style-name="P6"><text:tab/><text:span text:style-name="T50">x’ </text:span><text:span text:style-name="T51">y’</text:span><text:span text:style-name="T50"><text:tab/><text:tab/>=&gt;<text:tab/>x </text:span><text:span text:style-name="T51">y</text:span></text:p>
      <text:p text:style-name="P12"/>
      <text:p text:style-name="P17">Matching goes from top to bottom,<text:span text:style-name="T4"> `x’` means that </text:span>`x`<text:span text:style-name="T4"> has been evaluated before matching.</text:span></text:p>
      <text:p text:style-name="P48"><text:soft-page-break/>The `desequence` algorithm removes repeating patterns <text:span text:style-name="T54">in sequences</text:span>:</text:p>
      <text:p text:style-name="P51"/>
      <text:p text:style-name="P49"><text:s text:c="4"/>pub fn desequence(&amp;self) -&gt; Expr {</text:p>
      <text:p text:style-name="P49"><text:s text:c="8"/>let mut s = vec![];</text:p>
      <text:p text:style-name="P49"><text:s text:c="8"/>self.sequence(&amp;mut s);</text:p>
      <text:p text:style-name="P49"><text:s text:c="8"/>if s.len() == 1 {return self.clone()};</text:p>
      <text:p text:style-name="P49"/>
      <text:p text:style-name="P49"><text:s text:c="8"/>let mut changed = false;</text:p>
      <text:p text:style-name="P49"><text:s text:c="8"/>let mut n = 1;</text:p>
      <text:p text:style-name="P49"><text:s text:c="8"/>loop {</text:p>
      <text:p text:style-name="P49"><text:s text:c="12"/>if 2 * n &gt; s.len() {break}</text:p>
      <text:p text:style-name="P49"><text:s text:c="12"/>for i in 0..s.len() + 1 - 2 * n {</text:p>
      <text:p text:style-name="P49"><text:s text:c="16"/>if (0..n).all(|k| s[i+k] == s[i+k+n]) {</text:p>
      <text:p text:style-name="P49"><text:s text:c="20"/>for k in (0..n).rev() {</text:p>
      <text:p text:style-name="P49"><text:s text:c="24"/>s.remove(i+k);</text:p>
      <text:p text:style-name="P49"><text:s text:c="20"/>}</text:p>
      <text:p text:style-name="P49"><text:s text:c="20"/>changed = true;</text:p>
      <text:p text:style-name="P49"><text:s text:c="20"/>break;</text:p>
      <text:p text:style-name="P49"><text:s text:c="16"/>}</text:p>
      <text:p text:style-name="P49"><text:s text:c="12"/>}</text:p>
      <text:p text:style-name="P49"><text:s text:c="12"/>if changed {</text:p>
      <text:p text:style-name="P49"><text:s text:c="16"/>changed = false;</text:p>
      <text:p text:style-name="P49"><text:s text:c="16"/>n = 1;</text:p>
      <text:p text:style-name="P49"><text:s text:c="12"/>} else {</text:p>
      <text:p text:style-name="P49"><text:s text:c="16"/>n += 1;</text:p>
      <text:p text:style-name="P49"><text:s text:c="12"/>}</text:p>
      <text:p text:style-name="P49"><text:s text:c="8"/>}</text:p>
      <text:p text:style-name="P49"/>
      <text:p text:style-name="P49"><text:s text:c="8"/>s.reverse();</text:p>
      <text:p text:style-name="P49"><text:s text:c="8"/>let mut exp = s.pop().unwrap();</text:p>
      <text:p text:style-name="P49"><text:s text:c="8"/>while let Some(x) = s.pop() {</text:p>
      <text:p text:style-name="P49"><text:s text:c="12"/>exp = seq(exp, x);</text:p>
      <text:p text:style-name="P49"><text:s text:c="8"/>}</text:p>
      <text:p text:style-name="P49"><text:s text:c="8"/></text:p>
      <text:p text:style-name="P49"><text:s text:c="8"/>exp</text:p>
      <text:p text:style-name="P49"><text:s text:c="4"/>}</text:p>
      <text:p text:style-name="P14"/>
      <text:p text:style-name="P52">Where `sequence` flattens a sequence:</text:p>
      <text:p text:style-name="P50"/>
      <text:p text:style-name="P50"><text:s text:c="4"/>pub fn sequence(&amp;self, s: &amp;mut Vec&lt;Expr&gt;) {</text:p>
      <text:p text:style-name="P50"><text:s text:c="8"/>match self {</text:p>
      <text:p text:style-name="P50"><text:s text:c="12"/>Seq(a, b) =&gt; {</text:p>
      <text:p text:style-name="P50"><text:s text:c="16"/>a.sequence(s);</text:p>
      <text:p text:style-name="P50"><text:s text:c="16"/>b.sequence(s);</text:p>
      <text:p text:style-name="P50"><text:s text:c="12"/>}</text:p>
      <text:p text:style-name="P50"><text:s text:c="12"/>_ =&gt; s.push(self.clone()),</text:p>
      <text:p text:style-name="P50"><text:s text:c="8"/>}</text:p>
      <text:p text:style-name="P50"><text:s text:c="4"/>}</text:p>
      <text:p text:style-name="P14"/>
      <text:p text:style-name="P52">Finally, evaluation is done by `eval`:</text:p>
      <text:p text:style-name="P52"/>
      <text:p text:style-name="P50"><text:s text:c="4"/>pub fn eval(&amp;self, closed: bool) -&gt; Expr {</text:p>
      <text:p text:style-name="P50"><text:s text:c="8"/>let mut v = self.eval_without_desequence(closed).desequence();</text:p>
      <text:p text:style-name="P50"><text:s text:c="8"/>loop {</text:p>
      <text:p text:style-name="P50"><text:s text:c="12"/>let w = v.eval_without_desequence(closed).desequence();</text:p>
      <text:p text:style-name="P50"><text:s text:c="12"/>if w == v {return v}</text:p>
      <text:p text:style-name="P50"><text:s text:c="12"/>v = w;</text:p>
      <text:p text:style-name="P50"><text:s text:c="8"/>}</text:p>
      <text:p text:style-name="P50"><text:s text:c="4"/>}</text:p>
      <text:p text:style-name="P14"/>
      <text:p text:style-name="P14">Any two expressions that <text:span text:style-name="T7">normalize</text:span> to <text:span text:style-name="T7">one </text:span>same expression are equal.</text:p>
      <text:p text:style-name="P14"/>
      <text:p text:style-name="P52">Joker Calculus is associative with respect to sequences:</text:p>
      <text:p text:style-name="P4"/>
      <text:p text:style-name="P4"><text:tab/><text:span text:style-name="T4">x y z = (x y) z = x (y z)</text:span></text:p>
      <text:p text:style-name="P41"/>
      <text:p text:style-name="P41">With Closed Joker Calculus one can prove that `!!x == x` for all `x`.</text:p>
      <text:p text:style-name="P44">This makes Closed Joker Calculus a generalization of classical propositional logic.</text:p>
      <text:p text:style-name="P52">However, this does not hold in Open Joker Calculus, which might be thought of as constructive.</text:p>
      <text:p text:style-name="P44"/>
      <text:p text:style-name="P16"/>
      <text:p text:style-name="P43">The Joker Calculus can be used to analy<text:span text:style-name="T7">z</text:span>e language of <text:span text:style-name="T7">some </text:span>jokes.</text:p>
      <text:p text:style-name="P14">For example, <text:span text:style-name="T47">irony</text:span><text:span text:style-name="T2"><text:reference-ref text:reference-format="text" text:ref-name="sarcasm">[4]</text:reference-ref></text:span> <text:span text:style-name="T6">might be thought of as “Joker Seshatism”:</text:span></text:p>
      <text:p text:style-name="P14"/>
      <text:p text:style-name="P14"><text:tab/>?<text:span text:style-name="T6">1<text:tab/><text:tab/>&lt;=&gt;<text:tab/>Joker </text:span><text:span text:style-name="T47">Seshatism</text:span><text:span text:style-name="T6"><text:tab/><text:tab/>&lt;=&gt;<text:tab/><text:tab/></text:span><text:span text:style-name="T47">Irony</text:span></text:p>
      <text:p text:style-name="P16"><text:tab/>?1 = (1, 0)<text:tab/>&lt;=&gt;<text:tab/>Joker Seshatism = <text:span text:style-name="T47">Irony</text:span> = (Seshatism, Platonism)</text:p>
      <text:p text:style-name="P16"/>
      <text:p text:style-name="P16">The first component in a tuple is called a “depth” language.</text:p>
      <text:p text:style-name="P16">The second component in a tuple is called a “surface” language.</text:p>
      <text:p text:style-name="P16"/>
      <text:p text:style-name="P16"><text:span text:style-name="T47">Irony</text:span> can be thought of as Joker Seshatism because at the surface, the language pretends to say something that might be interpreted to be literally true (Platonism), while the depth of the language contradicts the surface language (Seshatism).</text:p>
      <text:p text:style-name="P16"/>
      <text:p text:style-name="P16">A less known form of humour is Joker Platonism, which at surface level pretends to say something that is different by comparison (Seshatism), while the depth of the language contradicts the surface language (Platonism) by “cancelling” the difference.</text:p>
      <text:p text:style-name="P16"/>
      <text:p text:style-name="P16">For example, a joke using Joker Platonism:</text:p>
      <text:p text:style-name="P16"/>
      <text:p text:style-name="P16"><text:tab/>my natural numbers are bigger than yours</text:p>
      <text:p text:style-name="P16"/>
      <text:p text:style-name="P16">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6"/>
      <text:p text:style-name="P17">This mean, although one person can have natural numbers that are “bigger” than the natural numbers of another person, it does not matter because all such number systems are equivalent.</text:p>
      <text:p text:style-name="P17"/>
      <text:p text:style-name="P17">Joker Calculus also supports combinations such as:</text:p>
      <text:p text:style-name="P17"/>
      <text:p text:style-name="P17"><text:tab/>Seshatic Platonism<text:tab/><text:tab/>Platonism viewed from a perspective of Seshatism</text:p>
      <text:p text:style-name="P17"><text:tab/>Platonic Seshatism<text:tab/><text:tab/>Seshatism viewed from a perspective of Platonism</text:p>
      <text:p text:style-name="P17"/>
      <text:p text:style-name="P17">The normalization rules ensures that every redundant sense gets reduced, such as:</text:p>
      <text:p text:style-name="P17"/>
      <text:p text:style-name="P17"><text:tab/>Seshatic Seshatism<text:tab/><text:tab/>=&gt;<text:tab/>Seshatism</text:p>
      <text:p text:style-name="P17"><text:tab/>Platonic Platonism<text:tab/><text:tab/>=&gt;<text:tab/>Platonism</text:p>
      <text:p text:style-name="P17"><text:tab/>(Seshatism, Seshatism)<text:tab/>=&gt;<text:tab/>Seshatism</text:p>
      <text:p text:style-name="P17"><text:tab/>(Platonism, Platonism)<text:tab/>=&gt;<text:tab/>Platonism</text:p>
      <text:p text:style-name="P17"/>
      <text:p text:style-name="P18">One can use Joker Calculus to find new levels of language, such as:</text:p>
      <text:p text:style-name="P20"/>
      <text:p text:style-name="P18"><text:tab/>(Seshatic Platonism, Platonic Seshatism)</text:p>
      <text:p text:style-name="P20"/>
      <text:p text:style-name="P18">This language does not reduce further, so it is a different language than e.g. Joker Platonism.</text:p>
      <text:p text:style-name="P18">At the surface level, this language is Platonic Seshatism, but in depth it is Seshatic Platonism.</text:p>
      <text:p text:style-name="P18"/>
      <text:p text:style-name="P18">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31"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3"><text:reference-mark-start text:name="the joker"/>[3]<text:reference-mark-end text:name="the joker"/><text:tab/>“The Joker”</text:p>
      <text:p text:style-name="P3"><text:tab/>Sven Nilsen, 2021</text:p>
      <text:p text:style-name="P3"><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3"/>
      <text:p text:style-name="P16"><text:reference-mark-start text:name="sarcasm"/>[4]<text:reference-mark-end text:name="sarcasm"/><text:tab/>“<text:span text:style-name="T47">Irony</text:span>”</text:p>
      <text:p text:style-name="P16"><text:tab/>Wikipedia</text:p>
      <text:p text:style-name="P16"><text:tab/><text:a xlink:type="simple" xlink:href="https://en.wikipedia.org/wiki/Irony" text:style-name="Internet_20_link" text:visited-style-name="Visited_20_Internet_20_Link"><text:span text:style-name="T1">https://en.wikipedia.org/wiki/Irony</text:span></text:a></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3-10-12T13:25:30.403399231</dc:date>
    <meta:editing-duration>PT1H55M55S</meta:editing-duration>
    <meta:editing-cycles>22</meta:editing-cycles>
    <meta:generator>LibreOffice/7.2.2.2$MacOSX_X86_64 LibreOffice_project/02b2acce88a210515b4a5bb2e46cbfb63fe97d56</meta:generator>
    <meta:document-statistic meta:table-count="0" meta:image-count="0" meta:object-count="0" meta:page-count="5" meta:paragraph-count="162" meta:word-count="1166" meta:character-count="7561" meta:non-whitespace-character-count="5825"/>
  </office:meta>
</office:document-meta>
</file>